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>
      <style:text-properties fo:background-color="#b80047"/>
    </style:style>
    <style:style style:name="P3" style:family="paragraph" style:parent-style-name="Standard">
      <style:text-properties fo:background-color="#ff0000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color="#b80047" fo:background-color="transparent"/>
    </style:style>
    <style:style style:name="P6" style:family="paragraph" style:parent-style-name="Standard">
      <style:text-properties fo:color="#b80047" fo:background-color="transparent"/>
    </style:style>
    <style:style style:name="P7" style:family="paragraph" style:parent-style-name="Standard" style:list-style-name="L1">
      <style:text-properties fo:color="#b80047" fo:background-color="transparent"/>
    </style:style>
    <style:style style:name="P8" style:family="paragraph" style:parent-style-name="Standard">
      <style:text-properties fo:background-color="transparent"/>
    </style:style>
    <style:style style:name="P9" style:family="paragraph" style:parent-style-name="Standard" style:list-style-name="L1">
      <style:text-properties fo:background-color="transparent"/>
    </style:style>
    <style:style style:name="T1" style:family="text">
      <style:text-properties fo:background-color="#00ff00"/>
    </style:style>
    <style:style style:name="T2" style:family="text">
      <style:text-properties fo:color="#280099"/>
    </style:style>
    <style:style style:name="T3" style:family="text">
      <style:text-properties fo:color="#00ae00"/>
    </style:style>
    <style:style style:name="T4" style:family="text">
      <style:text-properties fo:color="#b80047"/>
    </style:style>
    <style:style style:name="T5" style:family="text">
      <style:text-properties fo:color="#b80047" style:text-underline-style="non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\ <text:s/>来自文件libubox/blogmsg.h</text:p>
      <text:p text:style-name="Standard"/>
      <text:p text:style-name="Standard"><text:s/>44 struct blobmsg_policy { </text:p>
      <text:p text:style-name="Standard"><text:s/>45 <text:s text:c="8"/>const char *name; <text:s text:c="18"/>//名字</text:p>
      <text:p text:style-name="Standard"><text:s/>46 <text:s text:c="8"/>enum blobmsg_type type; <text:s text:c="5"/>//类型, 16位, 32位, string ...</text:p>
      <text:p text:style-name="Standard"><text:s/>47 };</text:p>
      <text:p text:style-name="Standard"/>
      <text:p text:style-name="Standard">比如： </text:p>
      <text:p text:style-name="Standard">dev_attrs <text:s text:c="3"/>//</text:p>
      <text:p text:style-name="Standard">notify_attr</text:p>
      <text:p text:style-name="Standard"><text:span text:style-name="T1">iface_attrs </text:span><text:s/>// <text:s/></text:p>
      <text:p text:style-name="Standard">tunnel_attrs</text:p>
      <text:p text:style-name="P3">proto_ip_attributes</text:p>
      <text:p text:style-name="Standard">proto_ip_addr</text:p>
      <text:p text:style-name="Standard">route_policy</text:p>
      <text:p text:style-name="Standard">dev_policy</text:p>
      <text:p text:style-name="Standard">alias_attrs</text:p>
      <text:p text:style-name="Standard">dev_state_policy</text:p>
      <text:p text:style-name="Standard">iface_policy</text:p>
      <text:p text:style-name="P2">bridge_attrs</text:p>
      <text:p text:style-name="Standard">route_attr</text:p>
      <text:p text:style-name="Standard">rule_attr</text:p>
      <text:p text:style-name="Standard"/>
      <text:p text:style-name="Standard">2\ comes from file uci_blob.h</text:p>
      <text:p text:style-name="Standard"><text:s/>20 struct uci_blob_param_info { </text:p>
      <text:p text:style-name="Standard"><text:s/>21 <text:s text:c="8"/>enum blobmsg_type type; <text:s text:c="2"/>//类型</text:p>
      <text:p text:style-name="Standard"><text:s/>22 };</text:p>
      <text:p text:style-name="Standard">比如：</text:p>
      <text:p text:style-name="P1">iface_attr_info</text:p>
      <text:p text:style-name="P3">proto_ip_attr_info</text:p>
      <text:p text:style-name="P2">bridge_attr_info</text:p>
      <text:p text:style-name="P2"/>
      <text:p text:style-name="P4">3\ comes from file uci_blob.h</text:p>
      <text:p text:style-name="P4"><text:s/>24 struct uci_blob_param_list { </text:p>
      <text:p text:style-name="P4"><text:s/>25 <text:s text:c="8"/>int n_params; </text:p>
      <text:p text:style-name="P4"><text:s/>26 <text:s text:c="8"/>const struct blobmsg_policy *params; </text:p>
      <text:p text:style-name="P4"><text:s/>27 <text:s text:c="8"/>const struct uci_blob_param_info *info; </text:p>
      <text:p text:style-name="P4"><text:s/>28 </text:p>
      <text:p text:style-name="P4"><text:s/>29 <text:s text:c="8"/>int n_next; </text:p>
      <text:p text:style-name="P4"><text:s/>30 <text:s text:c="8"/>const struct uci_blob_param_list *next[]; </text:p>
      <text:p text:style-name="P4"><text:s/>31 };</text:p>
      <text:p text:style-name="P4">比如：</text:p>
      <text:p text:style-name="P4"><text:s/>71 const struct uci_blob_param_list <text:span text:style-name="T1">interface_attr_list</text:span> = { </text:p>
      <text:p text:style-name="P4"><text:s/>72 <text:s text:c="8"/>.n_params = IFACE_ATTR_MAX, </text:p>
      <text:p text:style-name="P4"><text:s/>73 <text:s text:c="8"/>.params = iface_attrs, </text:p>
      <text:p text:style-name="P4"><text:s/>74 <text:s text:c="8"/>.info = iface_attr_info, </text:p>
      <text:p text:style-name="P4"><text:s/>75 }; </text:p>
      <text:p text:style-name="P4"/>
      <text:p text:style-name="P4">另有： device_attr_list, tunnel_attr_list, proto_ip_attr, bridge_attr_list, route_attr_list, rule_attr_list</text:p>
      <text:p text:style-name="P4"><text:soft-page-break/></text:p>
      <text:p text:style-name="P4">4\ <text:s/>uci_to_blob(&amp;b, s, <text:span text:style-name="T1">&amp;interface_attr_list</text:span>);</text:p>
      <text:p text:style-name="P4">comes <text:s/>from file uci/blob.c</text:p>
      <text:p text:style-name="P4">该函数做了什么，有什么实际效果呢？？？？？</text:p>
      <text:p text:style-name="P4">125 int <text:s text:c="4"/></text:p>
      <text:p text:style-name="P4">126 uci_to_blob(struct blob_buf *b, struct uci_section *s, </text:p>
      <text:p text:style-name="P4">127 <text:s text:c="12"/>const struct uci_blob_param_list *p)</text:p>
      <text:p text:style-name="P4"/>
      <text:p text:style-name="P4">parameter: </text:p>
      <text:p text:style-name="P4">a\ <text:s/>该参数是一个全局变量，每次都会重新初始化为0</text:p>
      <text:p text:style-name="P4"><text:s/>60 struct blob_buf { </text:p>
      <text:p text:style-name="P4"><text:s/>61 <text:s text:c="8"/>struct blob_attr *head; </text:p>
      <text:p text:style-name="P4"><text:s/>62 <text:s text:c="8"/>bool (*grow)(struct blob_buf *buf, int minlen); </text:p>
      <text:p text:style-name="P4"><text:s/>63 <text:s text:c="8"/>int buflen; </text:p>
      <text:p text:style-name="P4"><text:s/>64 <text:s text:c="8"/>void *buf; </text:p>
      <text:p text:style-name="P4"><text:s/>65 };</text:p>
      <text:p text:style-name="P4"/>
      <text:p text:style-name="P4">b\ <text:s/>uci_option - - &gt; uci_section - - &gt; uci_package</text:p>
      <text:p text:style-name="P4"><text:s text:c="30"/>uci_element</text:p>
      <text:p text:style-name="P4">431 struct uci_section </text:p>
      <text:p text:style-name="P4">432 { <text:s text:c="10"/></text:p>
      <text:p text:style-name="P4">433 <text:s text:c="8"/>struct uci_element e; </text:p>
      <text:p text:style-name="P4">434 <text:s text:c="8"/>struct uci_list options; </text:p>
      <text:p text:style-name="P4">435 <text:s text:c="8"/>struct uci_package *package; </text:p>
      <text:p text:style-name="P4">436 <text:s text:c="8"/>bool anonymous; </text:p>
      <text:p text:style-name="P4">437 <text:s text:c="8"/>char *type; </text:p>
      <text:p text:style-name="P4">438 }; </text:p>
      <text:p text:style-name="P4">这个结构体与uci_option有关</text:p>
      <text:p text:style-name="P4">354 enum uci_option_type { </text:p>
      <text:p text:style-name="P4">355 <text:s text:c="8"/>UCI_TYPE_STRING = 0, </text:p>
      <text:p text:style-name="P4">356 <text:s text:c="8"/>UCI_TYPE_LIST = 1, </text:p>
      <text:p text:style-name="P4">357 };</text:p>
      <text:p text:style-name="P4"/>
      <text:p text:style-name="P4">5\ 建立红黑树 </text:p>
      <text:p text:style-name="P4">树跟： &amp;handlers <text:s text:c="2"/>//static struct avl_tree handlers; <text:s/>在proc.c中</text:p>
      <text:p text:style-name="P4">以name为key: <text:s text:c="2"/>.name = "static", </text:p>
      <text:p text:style-name="P4"/>
      <text:p text:style-name="P4">96 static struct proto_handler static_proto = { </text:p>
      <text:p text:style-name="P4"><text:s/>97 <text:s text:c="8"/>.name = "static", </text:p>
      <text:p text:style-name="P4"><text:s/>98 <text:s text:c="8"/>.flags = PROTO_FLAG_IMMEDIATE, </text:p>
      <text:p text:style-name="P4"><text:s/>99 <text:s text:c="8"/>.config_params = &amp;proto_ip_attr, </text:p>
      <text:p text:style-name="P4">100 <text:s text:c="8"/>.attach = static_attach, </text:p>
      <text:p text:style-name="P4">101 }; </text:p>
      <text:p text:style-name="P4"/>
      <text:p text:style-name="P4">6\ 函数 ubus_connect(path)</text:p>
      <text:p text:style-name="P4">278 <text:s text:c="8"/>ctx-&gt;sock.fd = -1;</text:p>
      <text:p text:style-name="P4">279 <text:s text:c="8"/><text:span text:style-name="T5">ctx-&gt;sock.cb = ubus_handle_data; </text:span></text:p>
      <text:p text:style-name="P4">280 <text:s text:c="8"/>ctx-&gt;connection_lost = ubus_default_connection_lost; <text:s/>//netifd_ubus_connection_lost</text:p>
      <text:p text:style-name="P4">284 <text:s text:c="8"/>avl_init(&amp;ctx-&gt;objects, ubus_cmp_id, false, NULL);</text:p>
      <text:p text:style-name="P4"><text:soft-page-break/>得到该结构体的指针：</text:p>
      <text:p text:style-name="P4">121 struct ubus_context { </text:p>
      <text:p text:style-name="P4">122 <text:s text:c="8"/>struct list_head requests; </text:p>
      <text:p text:style-name="P4">123 <text:s text:c="8"/>struct avl_tree objects; </text:p>
      <text:p text:style-name="P4">124 <text:s text:c="8"/>struct list_head pending; </text:p>
      <text:p text:style-name="P4">125 </text:p>
      <text:p text:style-name="P4">126 <text:s text:c="8"/>struct uloop_fd sock; </text:p>
      <text:p text:style-name="P4">127 <text:s text:c="16"/></text:p>
      <text:p text:style-name="P4">128 <text:s text:c="8"/>uint32_t local_id; </text:p>
      <text:p text:style-name="P4">129 <text:s text:c="8"/>uint16_t request_seq; </text:p>
      <text:p text:style-name="P4">130 <text:s text:c="8"/>int stack_depth; </text:p>
      <text:p text:style-name="P4">131 <text:s text:c="16"/></text:p>
      <text:p text:style-name="P4">132 <text:s text:c="8"/>void (*connection_lost)(struct ubus_context *ctx); </text:p>
      <text:p text:style-name="P4">133 <text:s text:c="16"/></text:p>
      <text:p text:style-name="P4">134 <text:s text:c="8"/>struct { </text:p>
      <text:p text:style-name="P4">135 <text:s text:c="16"/>struct ubus_msghdr hdr; </text:p>
      <text:p text:style-name="P4">136 <text:s text:c="16"/>char data[UBUS_MAX_MSGLEN]; </text:p>
      <text:p text:style-name="P4">137 <text:s text:c="8"/>} msgbuf; </text:p>
      <text:p text:style-name="P4">138 };</text:p>
      <text:p text:style-name="P4"/>
      <text:p text:style-name="P5">ubus_handle_data 该函数很重要！！驱动了整个ubus系统的运行 </text:p>
      <text:list xml:id="list1170517732" text:style-name="L1">
        <text:list-item>
          <text:p text:style-name="P7">- &gt; ubus_process_msg(ctx, hdr);</text:p>
        </text:list-item>
        <text:list-item>
          <text:p text:style-name="P9"/>
        </text:list-item>
      </text:list>
      <text:p text:style-name="P4"/>
      <text:p text:style-name="P4">cl = ubusd_proto_new_client(client_fd, <text:span text:style-name="T4">client_cb</text:span>); <text:s text:c="2"/><text:span text:style-name="T4">//ubusd 的驱动函数</text:span></text:p>
      <text:p text:style-name="P5">每一个client 连接上来会生成一个独立client_id</text:p>
      <text:p text:style-name="P4"/>
      <text:p text:style-name="P4"/>
      <text:p text:style-name="P4">7\ 通过fcntl设置FD_CLOEXEC标志有什么用？</text:p>
      <text:p text:style-name="P4">close on exec, not on-fork, 意为如果对描述符设置了FD_CLOEXEC，使用execl执行的程序里，此描述符被关闭，不能再使用它，但是在使用fork调用的子进程中，此描述符并不关闭，仍可使用。</text:p>
      <text:p text:style-name="P4"><text:a xlink:type="simple" xlink:href="http://blog.csdn.net/ustc_dylan/article/details/6930189">http://blog.csdn.net/ustc_dylan/article/details/6930189</text:a></text:p>
      <text:p text:style-name="P4"/>
      <text:p text:style-name="P4">8\ netifd_ubus_add_fd()</text:p>
      <text:p text:style-name="P4">利用polling机制，读取文件变化</text:p>
      <text:p text:style-name="P4"/>
      <text:p text:style-name="P4">9\ netifd_add_object(&amp;main_object);</text:p>
      <text:p text:style-name="P4"/>
      <text:p text:style-name="P4">121 static struct ubus_object main_object = { </text:p>
      <text:p text:style-name="P4">122 <text:s text:c="8"/>.name = "network", </text:p>
      <text:p text:style-name="P4">123 <text:s text:c="8"/>.type = &amp;main_object_type, </text:p>
      <text:p text:style-name="P4">124 <text:s text:c="8"/>.methods = main_object_methods, </text:p>
      <text:p text:style-name="P4">125 <text:s text:c="8"/>.n_methods = ARRAY_SIZE(main_object_methods), </text:p>
      <text:p text:style-name="P4">126 };</text:p>
      <text:p text:style-name="P4"/>
      <text:p text:style-name="P4">118 static struct ubus_object_type main_object_type = </text:p>
      <text:p text:style-name="P4">119 <text:s text:c="8"/>UBUS_OBJECT_TYPE("netifd", main_object_methods); </text:p>
      <text:p text:style-name="P4">120 </text:p>
      <text:p text:style-name="P4"/>
      <text:p text:style-name="P4"><text:soft-page-break/><text:s/>54 #define UBUS_OBJECT_TYPE(_name, _methods) <text:s text:c="14"/>\ </text:p>
      <text:p text:style-name="P4"><text:s/>55 <text:s text:c="8"/>{ <text:s text:c="46"/>\ </text:p>
      <text:p text:style-name="P4"><text:s/>56 <text:s text:c="16"/>.name = _name, <text:s text:c="25"/>\ </text:p>
      <text:p text:style-name="P4"><text:s/>57 <text:s text:c="16"/>.id = 0, <text:s text:c="31"/>\ </text:p>
      <text:p text:style-name="P4"><text:s/>58 <text:s text:c="16"/>.n_methods = ARRAY_SIZE(_methods), <text:s text:c="5"/>\ </text:p>
      <text:p text:style-name="P4"><text:s/>59 <text:s text:c="16"/>.methods = _methods <text:s text:c="20"/>\ </text:p>
      <text:p text:style-name="P4"><text:s/>60 <text:s text:c="8"/>} </text:p>
      <text:p text:style-name="P4"/>
      <text:p text:style-name="P4">111 static struct ubus_method main_object_methods[] = { </text:p>
      <text:p text:style-name="P4">112 <text:s text:c="8"/>{ .name = "restart", .handler = netifd_handle_restart }, </text:p>
      <text:p text:style-name="P4">113 <text:s text:c="8"/>{ .name = "reload", .handler = netifd_handle_reload }, </text:p>
      <text:p text:style-name="P4">114 <text:s text:c="8"/>UBUS_METHOD("add_host_route", netifd_add_host_route, route_policy), </text:p>
      <text:p text:style-name="P4">115 <text:s text:c="8"/>{ .name = "get_proto_handlers", .handler = netifd_get_proto_handlers }, </text:p>
      <text:p text:style-name="P4">116 }; </text:p>
      <text:p text:style-name="P4"/>
      <text:p text:style-name="P4">10\ struct iovec</text:p>
      <text:p text:style-name="P4">I/O vector，与readv和wirtev操作相关的结构体</text:p>
      <text:p text:style-name="P4"><text:a xlink:type="simple" xlink:href="http://baike.baidu.com/view/9328983.htm">http://baike.baidu.com/view/9328983.htm</text:a></text:p>
      <text:p text:style-name="P4"/>
      <text:p text:style-name="P4"/>
      <text:p text:style-name="P4">11\ pslen = alloca(policy_len);</text:p>
      <text:p text:style-name="P4"><text:s text:c="4"/>alloca - allocate memory that is automatically freed</text:p>
      <text:p text:style-name="P4"/>
      <text:p text:style-name="P4">12\ json_tokener_parse(str)</text:p>
      <text:p text:style-name="P4">JSON c语言开发指南</text:p>
      <text:p text:style-name="P4"><text:a xlink:type="simple" xlink:href="http://wenku.baidu.com/view/9836b64ff7ec4afe04a1dff0.html">http://wenku.baidu.com/view/9836b64ff7ec4afe04a1dff0.html</text:a></text:p>
      <text:p text:style-name="P4"/>
      <text:p text:style-name="P4">13\ server, client命令使用</text:p>
      <text:p text:style-name="P4">ubus call test watch {\"id\":20,\"counter\":20} <text:s text:c="2"/>//int型不需要加双引号, 不能使用16进制</text:p>
      <text:p text:style-name="P4">ubus call test hello {\"id\":10,\"msg\":\"nihaonihao\"}</text:p>
      <text:p text:style-name="P4"/>
      <text:p text:style-name="P4">14\ 函数 ubus_register_subscriber(ctx, &amp;test_event); ubus_subscribe()</text:p>
      <text:p text:style-name="P4">struct<text:span text:style-name="T3"> ubus_subscriber</text:span><text:span text:style-name="T2"> </text:span>test_event;</text:p>
      <text:p text:style-name="P4"/>
      <text:p text:style-name="P4">UCI 部分</text:p>
      <text:p text:style-name="P4">1\ __VA_ARGS__ 是一个可变参数的宏，很少人知道这个宏，这个可变参数的宏是新的C99规范中新增的，目前似乎只有gcc支持（VC6.0的编译器不支持）。宏前面加上##的作用在于，当可变参数的个数为0时，这里的##起到把前面多余的","去掉的作用,否则会编译出错, 你可以试试。</text:p>
      <text:p text:style-name="P4"/>
      <text:p text:style-name="P4">2\ <text:s/>strcasecmp, strncasecmp - compare two strings ignoring case</text:p>
      <text:p text:style-name="P4"/>
      <text:p text:style-name="P4">3\ <text:s/>ctx-&gt;backend-&gt;load(ctx, name);</text:p>
      <text:p text:style-name="P4">861 __private UCI_BACKEND(uci_file_backend, "file", </text:p>
      <text:p text:style-name="P4">862 <text:s text:c="8"/>.load = uci_file_load, </text:p>
      <text:p text:style-name="P4">863 <text:s text:c="8"/>.commit = uci_file_commit, </text:p>
      <text:p text:style-name="P4">864 <text:s text:c="8"/>.list_configs = uci_list_config_files, </text:p>
      <text:p text:style-name="P4">865 );</text:p>
      <text:p text:style-name="P4"/>
      <text:p text:style-name="P4">4\ <text:s/>uci\file.c</text:p>
      <text:p text:style-name="P4"><text:soft-page-break/>补习一下netlink知识</text:p>
      <text:p text:style-name="P4">1、</text:p>
      <text:p text:style-name="P4">sock = nl_socket_alloc();</text:p>
      <text:p text:style-name="P4">nl_connect(sock, protocol); <text:s text:c="2"/>//protocol 有哪些</text:p>
      <text:p text:style-name="P4">nl_send_auto_complete(sock_rtnl, msg);</text:p>
      <text:p text:style-name="P4">nl_wait_for_ack(sock_rtnl);</text:p>
      <text:p text:style-name="P4">nl_recvmsgs(sock_rtnl, cb);</text:p>
      <text:p text:style-name="P4">2、</text:p>
      <text:p text:style-name="P4">网络设备在系统中注册、注销和关闭、打开等事件都可以通知给相应的内核组件或用户空间应用程序，其中内核组件通过netdev_chain通知链获取消息，而用户空间应用程序则通过注册Netlink RTMGRP_LINK多播群组获取事件消息。</text:p>
      <text:p text:style-name="P4">http://blog.chinaunix.net/uid-14518381-id-3719364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zh </meta:initial-creator>
    <meta:creation-date>2013-07-24T15:35:44</meta:creation-date>
    <meta:generator>OpenOffice.org/3.2$Linux OpenOffice.org_project/320m12$Build-9483</meta:generator>
    <dc:date>2013-09-03T15:05:07</dc:date>
    <dc:creator>paulzh </dc:creator>
    <meta:editing-duration>PT538H19M49S</meta:editing-duration>
    <meta:editing-cycles>41</meta:editing-cycles>
    <meta:document-statistic meta:table-count="0" meta:image-count="0" meta:object-count="0" meta:page-count="5" meta:paragraph-count="171" meta:word-count="830" meta:character-count="5882"/>
  </office:meta>
</office:document-meta>
</file>